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11.59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663300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fo:color="#ff3333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color="#ff3333" fo:font-weight="bold" style:font-weight-asian="bold" style:font-weight-complex="bold"/>
    </style:style>
    <style:style style:name="P6" style:family="paragraph" style:parent-style-name="Table_20_Contents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3"/></text:p>
      <text:p text:style-name="P1"><text:s text:c="26"/>EXPERIENCE AUX REPARTITEURS DE FRANCE TELECOM</text:p>
      <text:p text:style-name="P1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/>
            <text:p text:style-name="P4">Objectif à atteindre:</text:p>
            <text:p text:style-name="P4"/>
            <text:p text:style-name="P2">Câbler chaque jour le maximum de clients de france télécom et d'autres opérateurs au répartiteur.</text:p>
            <text:p text:style-name="P2"/>
            <text:p text:style-name="P3"/>
            <text:p text:style-name="P4">Solutions apportées:</text:p>
            <text:p text:style-name="P2">Qualité de Câblage, Rapidité d'exécution</text:p>
            <text:p text:style-name="P2"/>
            <text:p text:style-name="P2"/>
            <text:p text:style-name="P2"/>
            <text:p text:style-name="P3"/>
            <text:p text:style-name="P4">Résultats atteints</text:p>
            <text:p text:style-name="P2">Meilleur Délai au niveau des raccordements clients. Respects des cahiers de charges</text:p>
          </table:table-cell>
          <table:table-cell table:style-name="Tableau1.B1" office:value-type="string">
            <text:p text:style-name="Table_20_Contents"/>
            <text:p text:style-name="P8"><text:span text:style-name="T1">Connaissances acquises:</text:span></text:p>
            <text:p text:style-name="P8"><text:span text:style-name="T1"/></text:p>
            <text:p text:style-name="Table_20_Contents">Câblage, branchement,test, validation au niveau de l'ordinateur... </text:p>
            <text:p text:style-name="Table_20_Contents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Savoir-faire:</text:span></text:p>
            <text:p text:style-name="Table_20_Contents">Vigilance, gain de temps, respects des cahiers de charges </text:p>
            <text:p text:style-name="Table_20_Contents"/>
            <text:p text:style-name="P5"/>
            <text:p text:style-name="P5"/>
            <text:p text:style-name="P5"/>
            <text:p text:style-name="P6">Qualités naturelles: </text:p>
            <text:p text:style-name="Table_20_Contents">J'ai aussi appris une certaine rigueur, autonomie et <text:s/>réflexes professionnels</text:p>
            <text:p text:style-name="Table_20_Contents"/>
            <text:p text:style-name="P6">Opportunité <text:s/>Manquante:</text:p>
            <text:p text:style-name="Table_20_Contents">Durée de l'expérience: CDD 4 mo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5:21:04.53</meta:creation-date>
    <dc:date>2018-03-15T17:31:59.47</dc:date>
    <meta:editing-duration>PT1H25M11S</meta:editing-duration>
    <meta:editing-cycles>4</meta:editing-cycles>
    <meta:generator>OpenOffice/4.1.4$Win32 OpenOffice.org_project/414m5$Build-9788</meta:generator>
    <meta:document-statistic meta:table-count="1" meta:image-count="0" meta:object-count="0" meta:page-count="1" meta:paragraph-count="16" meta:word-count="84" meta:character-count="698"/>
  </office:meta>
</office:document-meta>
</file>